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9985df" officeooo:paragraph-rsid="009985df"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4af69" officeooo:paragraph-rsid="009a6cc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9a6ccb" officeooo:paragraph-rsid="009a6ccb"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Liberation Serif" fo:font-size="12pt" fo:font-weight="normal" officeooo:rsid="009afbca" officeooo:paragraph-rsid="00a07c29"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Liberation Serif" fo:font-size="12pt" fo:font-weight="normal" officeooo:rsid="009a6ccb" officeooo:paragraph-rsid="009a6ccb"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Liberation Serif" fo:font-size="12pt" fo:font-weight="normal" officeooo:rsid="009f8436" officeooo:paragraph-rsid="009f8436"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Liberation Serif" fo:font-size="12pt" fo:font-weight="normal" officeooo:rsid="009f8436" officeooo:paragraph-rsid="00a03219" style:font-size-asian="12pt" style:font-weight-asian="normal" style:font-size-complex="12pt" style:font-weight-complex="normal"/>
    </style:style>
    <style:style style:name="P10" style:family="paragraph" style:parent-style-name="Standard" style:list-style-name="L1" style:master-page-name="Standard">
      <style:paragraph-properties fo:text-align="start" style:justify-single-word="false" style:page-number="auto"/>
      <style:text-properties style:font-name="Liberation Serif" fo:font-size="12pt" fo:font-weight="normal" officeooo:rsid="009afbca" officeooo:paragraph-rsid="009afbca" style:font-size-asian="12pt" style:font-weight-asian="normal"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erif" fo:font-size="10pt" officeooo:rsid="01e03e6a" officeooo:paragraph-rsid="00a07c29" style:font-size-asian="10pt" style:font-size-complex="10pt"/>
    </style:style>
    <style:style style:name="P12" style:family="paragraph" style:parent-style-name="Table_20_Contents">
      <style:paragraph-properties fo:text-align="start" style:justify-single-word="false"/>
      <style:text-properties style:font-name="Liberation Serif" fo:font-size="12pt" fo:font-weight="normal" officeooo:rsid="008cc8bf" officeooo:paragraph-rsid="009985df"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Liberation Serif" fo:font-size="10pt" fo:font-weight="normal" officeooo:rsid="008cc8bf" officeooo:paragraph-rsid="00a07c29" style:font-size-asian="8.75pt" style:font-weight-asian="normal" style:font-size-complex="10pt" style:font-weight-complex="normal"/>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9afbca"/>
    </style:style>
    <style:style style:name="T2" style:family="text">
      <style:text-properties officeooo:rsid="00330f69"/>
    </style:style>
    <style:style style:name="T3" style:family="text">
      <style:text-properties officeooo:rsid="009c0d82"/>
    </style:style>
    <style:style style:name="T4" style:family="text">
      <style:text-properties officeooo:rsid="009f8436"/>
    </style:style>
    <style:style style:name="T5" style:family="text">
      <style:text-properties officeooo:rsid="00a03219"/>
    </style:style>
    <style:style style:name="T6" style:family="text">
      <style:text-properties officeooo:rsid="00a07c29"/>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9da76d"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840c47" style:font-style-asian="normal" style:font-weight-asian="normal" style:font-style-complex="normal" style:font-weight-complex="normal"/>
    </style:style>
    <style:style style:name="T12" style:family="text">
      <style:text-properties fo:font-style="normal" fo:font-weight="normal" officeooo:rsid="00433024" style:font-style-asian="normal" style:font-weight-asian="normal" style:font-style-complex="normal" style:font-weight-complex="normal"/>
    </style:style>
    <style:style style:name="T13" style:family="text">
      <style:text-properties fo:font-style="normal" fo:font-weight="normal" officeooo:rsid="004259cd" style:font-style-asian="normal" style:font-weight-asian="normal" style:font-style-complex="normal" style:font-weight-complex="normal"/>
    </style:style>
    <style:style style:name="T14" style:family="text">
      <style:text-properties fo:font-style="normal" fo:font-weight="normal" officeooo:rsid="00383709" style:font-style-asian="normal" style:font-weight-asian="normal" style:font-style-complex="normal" style:font-weight-complex="normal"/>
    </style:style>
    <style:style style:name="T15" style:family="text">
      <style:text-properties fo:font-style="normal" fo:font-weight="normal" officeooo:rsid="003fa25e" style:font-style-asian="normal" style:font-weight-asian="normal" style:font-style-complex="normal" style:font-weight-complex="normal"/>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9901887" text:style-name="L1">
        <text:list-item>
          <text:p text:style-name="P10">Personenbezogene Daten sind „Daten, die sich einer Person eindeutig zuordnen lassen“.<text:line-break/><text:span text:style-name="T4">Es gelten die Prinzipien<text:line-break/>- <text:s/>Verbot mit Erlaubnisvorbehalt<text:line-break/>- <text:s/>Datenminimierung<text:line-break/>- <text:s/>Zweckbindung<text:line-break/>- <text:s/>Transparenz<text:line-break/>- <text:s/>Erforderlichkeit</text:span></text:p>
        </text:list-item>
      </text:list>
      <text:p text:style-name="P4"/>
      <text:list xml:id="list35552880275754" text:continue-numbering="true" text:style-name="L1">
        <text:list-item>
          <text:p text:style-name="P8"><text:span text:style-name="T1">Lehrer: unterrichtete Fächer<text:line-break/><text:line-break/>Schüler: <text:line-break/>Vor- und Nachname, Klasse, Erziehungsberechtigte<text:line-break/>Fehlzeiten, deren Grund und ob diese entschuldigt sind<text:line-break/>Bemerkungen, z.B. über Fehlverhalten<text:line-break/><text:line-break/>Erziehungsberechtigte:<text:line-break/>Vor- und Nachname, Namen der Kinder<text:line-break/></text:span>Rückschlüsse / Vermutungen zur <text:span text:style-name="T1">Qualität ihrer Erziehung, z.B. durch Anzahl unentschuldigter Fehlstunden oder Bemerkung über ihre Kinder</text:span></text:p>
        </text:list-item>
      </text:list>
      <text:p text:style-name="P5"/>
      <text:list xml:id="list35552121136684" text:continue-numbering="true" text:style-name="L1">
        <text:list-item>
          <text:p text:style-name="P7"><text:span text:style-name="T1">B</text:span>edenkenlos <text:span text:style-name="T1">darf gespeichert werden, was öffentlich zugänglich ist:<text:line-break/>Namen der Lehrer und Kürzel, Unterrichtsfächer der Lehrer<text:line-break/>Informationen über Fächer (Bezeichnung, Wochenstunden, Klassen)</text:span></text:p>
        </text:list-item>
      </text:list>
      <text:p text:style-name="P5"/>
      <text:list xml:id="list35553096572949" text:continue-numbering="true" text:style-name="L1">
        <text:list-item>
          <text:p text:style-name="P9">Mögliche Antworten:<text:line-break/>Erforderlichkeit <text:span text:style-name="T5">ist</text:span> bei den erhobenen <text:span text:style-name="T5">personenbezogenen</text:span> Daten wohl gegeben, da sie im Schulalltag benötigt<text:span text:style-name="T5"> </text:span>werden.<text:line-break/>Die Erlaubnis zur Erhebung der Daten <text:span text:style-name="T5">und Transparenz </text:span>dürfte durch die Schulpflicht und das Schulgesetz geregelt sein.<text:line-break/><text:span text:style-name="T5">Die Zweckbindung von Daten über Schüler dürfte vorsehen, dass Lehrer über Leistungen und Verhalten der Schüler informiert sind. Eltern über das Verhalten von Kindern zu informieren, die nicht ihre eigenen sind, ist nicht Zweck der Datenerhebung und damit nicht zulässig, daher ist die Einsicht in die Bemerkungen problematisch.</text:span><text:line-break/><text:span text:style-name="T5">Probleme können auch bei der Datenminimierung entstehen. Personenbezogene Daten müssen gelöscht werden, sobald sie nicht mehr benötigt werden.</text:span></text:p>
        </text:list-item>
      </text:list>
      <text:p text:style-name="P5"/>
      <text:list xml:id="list35552488874554" text:continue-numbering="true" text:style-name="L1">
        <text:list-item>
          <text:p text:style-name="P6"><text:span text:style-name="T6">Das Hauptrisiko ist der Zugriff durch Unbefugte, die unerlaubt Zugriff auf die Datenbank erhalten und dann z.B. Daten veröffentlichen und damit Personen schädigen.<text:line-break/></text:span><text:line-break/><text:span text:style-name="T6">Sicherer wird eine Datenbank durch Erschweren solcher illegalen Zugriffe:<text:line-break/>Die Computer des Sekretariats dürfen nicht jedermann zugänglich sein und sollten durch ein sicheres Passwort geschützt sein. Falls der Zugriff über das Internet auf die Datenbank möglich ist, ist eine verschlüsselte Verbindung und ein sicheres Passwort notwendig.</text:span><text:line-break/><text:span text:style-name="T3"><text:line-break/>Software kann auch Programmierfehler enthalten, die Sicherheitslücken öffnet.<text:line-break/>Daher sollte die Software ausreichend getestet sein.</text:span></text:p>
        </text:list-item>
      </text:list>
      <text:p text:style-name="P12"/>
      <text:p text:style-name="P12"/>
      <text:p text:style-name="P12"/>
      <text:p text:style-name="P12"/>
      <text:p text:style-name="P13"><draw:frame text:anchor-type="paragraph" draw:z-index="0" draw:name="Form1" draw:style-name="gr1" draw:text-style-name="P14" svg:width="1.795cm" svg:height="0.63cm" svg:x="15.217cm" svg:y="0.199cm"><draw:image xlink:href="Pictures/10000000000000580000001F196641809BB809C4.png" xlink:type="simple" xlink:show="embed" xlink:actuate="onLoad" loext:mime-type="image/png"><text:p/></draw:image></draw:frame></text:p>
      <text:p text:style-name="P11"><text:span text:style-name="T7">Autor: </text:span><text:span text:style-name="T10">Christian Pothmann – </text:span><text:a xlink:type="simple" xlink:href="https://cpothmann.de/" text:style-name="Internet_20_link" text:visited-style-name="Visited_20_Internet_20_Link"><text:span text:style-name="T10">c</text:span></text:a><text:a xlink:type="simple" xlink:href="https://cpothmann.de/" text:style-name="Internet_20_link" text:visited-style-name="Visited_20_Internet_20_Link"><text:span text:style-name="T11">pothmann.de</text:span></text:a><text:span text:style-name="T11">, </text:span><text:span text:style-name="T12">f</text:span><text:span text:style-name="T10">reigegeben unter </text:span><text:a xlink:type="simple" xlink:href="https://creativecommons.org/licenses/by-nc-sa/4.0/" text:style-name="Internet_20_link" text:visited-style-name="Visited_20_Internet_20_Link"><text:span text:style-name="T10">CC BY-NC-SA 4.0</text:span></text:a><text:span text:style-name="T10">, </text:span><text:span text:style-name="T13">Ju</text:span><text:span text:style-name="T14">l</text:span><text:span text:style-name="T13">i</text:span><text:span text:style-name="T15">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985df" officeooo:paragraph-rsid="009985df"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9afbca"/>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atenschutz – <text:span text:style-name="MT1">Lösungen</text:span></text:p>
            </table:table-cell>
            <table:table-cell table:style-name="Tabelle1.A1" office:value-type="string">
              <text:p text:style-name="MP2"/>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2T03:55:51.731000000</dc:date>
    <meta:editing-duration>PT12H30M29S</meta:editing-duration>
    <meta:editing-cycles>115</meta:editing-cycles>
    <meta:generator>LibreOffice/6.2.5.2$Windows_X86_64 LibreOffice_project/1ec314fa52f458adc18c4f025c545a4e8b22c159</meta:generator>
    <meta:print-date>2017-10-13T11:30:33.017000000</meta:print-date>
    <meta:document-statistic meta:table-count="1" meta:image-count="0" meta:object-count="0" meta:page-count="1" meta:paragraph-count="8" meta:word-count="299" meta:character-count="2279" meta:non-whitespace-character-count="1981"/>
  </office:meta>
</office:document-meta>
</file>